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01cm" style:rel-column-width="9254*"/>
    </style:style>
    <style:style style:name="Tabela1.B" style:family="table-column">
      <style:table-column-properties style:column-width="1.505cm" style:rel-column-width="5802*"/>
    </style:style>
    <style:style style:name="Tabela1.C" style:family="table-column">
      <style:table-column-properties style:column-width="9.472cm" style:rel-column-width="36514*"/>
    </style:style>
    <style:style style:name="Tabela1.D" style:family="table-column">
      <style:table-column-properties style:column-width="3.623cm" style:rel-column-width="13965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1.3" style:family="table-row">
      <style:table-row-properties style:min-row-height="0.614cm"/>
    </style:style>
    <style:style style:name="P1" style:family="paragraph" style:parent-style-name="Heading_20_1">
      <style:paragraph-properties fo:text-align="center" style:justify-single-word="false"/>
      <style:text-properties officeooo:paragraph-rsid="00113544"/>
    </style:style>
    <style:style style:name="P2" style:family="paragraph" style:parent-style-name="Text_20_body">
      <style:paragraph-properties fo:text-align="center" style:justify-single-word="false"/>
      <style:text-properties officeooo:paragraph-rsid="00113544"/>
    </style:style>
    <style:style style:name="P3" style:family="paragraph" style:parent-style-name="Text_20_body">
      <style:text-properties officeooo:paragraph-rsid="00113544"/>
    </style:style>
    <style:style style:name="P4" style:family="paragraph" style:parent-style-name="Table_20_Contents">
      <style:text-properties officeooo:rsid="00113544" officeooo:paragraph-rsid="00113544"/>
    </style:style>
    <style:style style:name="P5" style:family="paragraph" style:parent-style-name="Table_20_Contents">
      <style:text-properties officeooo:rsid="0013196e" officeooo:paragraph-rsid="0013196e"/>
    </style:style>
    <style:style style:name="P6" style:family="paragraph" style:parent-style-name="Table_20_Contents">
      <style:text-properties officeooo:rsid="001d1323" officeooo:paragraph-rsid="001d1323"/>
    </style:style>
    <style:style style:name="P7" style:family="paragraph" style:parent-style-name="Text_20_body">
      <style:text-properties officeooo:paragraph-rsid="0015c6f3"/>
    </style:style>
    <style:style style:name="P8" style:family="paragraph" style:parent-style-name="Heading_20_3">
      <style:text-properties officeooo:paragraph-rsid="0017ddb4"/>
    </style:style>
    <style:style style:name="P9" style:family="paragraph" style:parent-style-name="Text_20_body">
      <style:text-properties fo:font-weight="normal" officeooo:rsid="0017ddb4" style:font-weight-asian="normal" style:font-weight-complex="normal"/>
    </style:style>
    <style:style style:name="P10" style:family="paragraph" style:parent-style-name="Heading_20_3">
      <style:text-properties officeooo:rsid="0017ddb4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fo:font-weight="normal" officeooo:rsid="0017ddb4" style:font-weight-asian="normal" style:font-weight-complex="normal"/>
    </style:style>
    <style:style style:name="P12" style:family="paragraph" style:parent-style-name="Text_20_body" style:list-style-name="L1"/>
    <style:style style:name="P13" style:family="paragraph" style:parent-style-name="Text_20_body">
      <style:text-properties officeooo:paragraph-rsid="0017ddb4"/>
    </style:style>
    <style:style style:name="P14" style:family="paragraph" style:parent-style-name="Text_20_body">
      <style:text-properties officeooo:paragraph-rsid="001b7682"/>
    </style:style>
    <style:style style:name="P15" style:family="paragraph" style:parent-style-name="Text_20_body" style:list-style-name="L2">
      <style:paragraph-properties fo:margin-top="0cm" fo:margin-bottom="0cm" style:contextual-spacing="false"/>
    </style:style>
    <style:style style:name="P16" style:family="paragraph" style:parent-style-name="Text_20_body" style:list-style-name="L2"/>
    <style:style style:name="P17" style:family="paragraph" style:parent-style-name="Text_20_body">
      <style:text-properties officeooo:paragraph-rsid="0018375d"/>
    </style:style>
    <style:style style:name="P18" style:family="paragraph" style:parent-style-name="Text_20_body" style:list-style-name="L2">
      <style:paragraph-properties fo:margin-top="0cm" fo:margin-bottom="0cm" style:contextual-spacing="false"/>
      <style:text-properties officeooo:paragraph-rsid="0018375d"/>
    </style:style>
    <style:style style:name="P19" style:family="paragraph" style:parent-style-name="Text_20_body" style:list-style-name="L2">
      <style:text-properties officeooo:paragraph-rsid="0018375d"/>
    </style:style>
    <style:style style:name="P20" style:family="paragraph" style:parent-style-name="Text_20_body">
      <style:text-properties officeooo:paragraph-rsid="0019db8e"/>
    </style:style>
    <style:style style:name="P21" style:family="paragraph" style:parent-style-name="Text_20_body" style:list-style-name="L2">
      <style:paragraph-properties fo:margin-top="0cm" fo:margin-bottom="0cm" style:contextual-spacing="false"/>
      <style:text-properties officeooo:paragraph-rsid="0019db8e"/>
    </style:style>
    <style:style style:name="P22" style:family="paragraph" style:parent-style-name="Text_20_body" style:list-style-name="L2">
      <style:text-properties officeooo:paragraph-rsid="0019db8e"/>
    </style:style>
    <style:style style:name="P23" style:family="paragraph" style:parent-style-name="Text_20_body">
      <style:text-properties officeooo:paragraph-rsid="001b49e5"/>
    </style:style>
    <style:style style:name="P24" style:family="paragraph" style:parent-style-name="Text_20_body" style:list-style-name="L2">
      <style:paragraph-properties fo:margin-top="0cm" fo:margin-bottom="0cm" style:contextual-spacing="false"/>
      <style:text-properties officeooo:paragraph-rsid="001b49e5"/>
    </style:style>
    <style:style style:name="P25" style:family="paragraph" style:parent-style-name="Text_20_body" style:list-style-name="L2">
      <style:text-properties officeooo:paragraph-rsid="001b49e5"/>
    </style:style>
    <style:style style:name="P26" style:family="paragraph" style:parent-style-name="Text_20_body" style:list-style-name="L2">
      <style:paragraph-properties fo:margin-top="0cm" fo:margin-bottom="0cm" style:contextual-spacing="false"/>
      <style:text-properties officeooo:paragraph-rsid="001b7682"/>
    </style:style>
    <style:style style:name="P27" style:family="paragraph" style:parent-style-name="Text_20_body" style:list-style-name="L2">
      <style:text-properties officeooo:paragraph-rsid="001b7682"/>
    </style:style>
    <style:style style:name="P28" style:family="paragraph" style:parent-style-name="Text_20_body" style:list-style-name="L3">
      <style:paragraph-properties fo:margin-top="0cm" fo:margin-bottom="0cm" style:contextual-spacing="false"/>
    </style:style>
    <style:style style:name="P29" style:family="paragraph" style:parent-style-name="Text_20_body" style:list-style-name="L3"/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style:paragraph-properties fo:text-align="center"/>
    </style:style>
    <style:style style:name="P32" style:family="paragraph">
      <loext:graphic-properties draw:fill-color="#333333"/>
    </style:style>
    <style:style style:name="T1" style:family="text">
      <style:text-properties officeooo:rsid="00113544"/>
    </style:style>
    <style:style style:name="T2" style:family="text">
      <style:text-properties officeooo:rsid="0015c6f3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normal" officeooo:rsid="0017ddb4" style:font-weight-asian="normal" style:font-weight-complex="normal"/>
    </style:style>
    <style:style style:name="T5" style:family="text">
      <style:text-properties fo:font-size="14pt" officeooo:rsid="001b7682" style:font-size-asian="14pt" style:font-size-complex="14pt"/>
    </style:style>
    <style:style style:name="T6" style:family="text">
      <style:text-properties officeooo:rsid="0018375d"/>
    </style:style>
    <style:style style:name="T7" style:family="text">
      <style:text-properties officeooo:rsid="0019db8e"/>
    </style:style>
    <style:style style:name="T8" style:family="text">
      <style:text-properties officeooo:rsid="00186965"/>
    </style:style>
    <style:style style:name="T9" style:family="text">
      <style:text-properties officeooo:rsid="001b49e5"/>
    </style:style>
    <style:style style:name="T10" style:family="text">
      <style:text-properties officeooo:rsid="001b7682"/>
    </style:style>
    <style:style style:name="T11" style:family="text">
      <style:text-properties fo:font-size="11pt" style:font-size-asian="11pt" style:font-size-complex="11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0.58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svg:stroke-color="#333333" draw:fill-color="#333333" draw:textarea-horizontal-align="justify" draw:textarea-vertical-align="middle" draw:auto-grow-height="false" fo:min-height="0.683cm" fo:min-width="1.228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cumento de Requisitos</text:h>
      <text:p text:style-name="P2"><text:span text:style-name="Strong_20_Emphasis"/></text:p>
      <text:p text:style-name="P3"><text:span text:style-name="Strong_20_Emphasis"><text:span text:style-name="T1">Histórico de Revisão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">Data</text:p>
          </table:table-cell>
          <table:table-cell table:style-name="Tabela1.A1" office:value-type="string">
            <text:p text:style-name="P4">Versão</text:p>
          </table:table-cell>
          <table:table-cell table:style-name="Tabela1.A1" office:value-type="string">
            <text:p text:style-name="P4">Descrição</text:p>
          </table:table-cell>
          <table:table-cell table:style-name="Tabela1.D1" office:value-type="string">
            <text:p text:style-name="P4">Autor</text:p>
          </table:table-cell>
        </table:table-row>
        <table:table-row>
          <table:table-cell table:style-name="Tabela1.A2" office:value-type="string">
            <text:p text:style-name="P4">15/02/2025</text:p>
          </table:table-cell>
          <table:table-cell table:style-name="Tabela1.A2" office:value-type="string">
            <text:p text:style-name="P4">1.0</text:p>
          </table:table-cell>
          <table:table-cell table:style-name="Tabela1.A2" office:value-type="string">
            <text:p text:style-name="P5">Elaboração da primeira versão do documento</text:p>
          </table:table-cell>
          <table:table-cell table:style-name="Tabela1.D2" office:value-type="string">
            <text:p text:style-name="P4">Rodrigo Oliveira</text:p>
          </table:table-cell>
        </table:table-row>
        <table:table-row table:style-name="Tabela1.3">
          <table:table-cell table:style-name="Tabela1.A2" office:value-type="string">
            <text:p text:style-name="P4">16/02/2025</text:p>
          </table:table-cell>
          <table:table-cell table:style-name="Tabela1.A2" office:value-type="string">
            <text:p text:style-name="P4">1.1</text:p>
          </table:table-cell>
          <table:table-cell table:style-name="Tabela1.A2" office:value-type="string">
            <text:p text:style-name="P5">Inclusão de novas entidades e atributos e detalhamento nas funcionalidades</text:p>
          </table:table-cell>
          <table:table-cell table:style-name="Tabela1.D2" office:value-type="string">
            <text:p text:style-name="P4">Rodrigo Oliveira</text:p>
          </table:table-cell>
        </table:table-row>
        <table:table-row table:style-name="Tabela1.3">
          <table:table-cell table:style-name="Tabela1.A2" office:value-type="string">
            <text:p text:style-name="P6">24/02/2025</text:p>
          </table:table-cell>
          <table:table-cell table:style-name="Tabela1.A2" office:value-type="string">
            <text:p text:style-name="P6">1.2</text:p>
          </table:table-cell>
          <table:table-cell table:style-name="Tabela1.A2" office:value-type="string">
            <text:p text:style-name="P6">Formatando o arquivo corretamente e ajustando as entidades</text:p>
          </table:table-cell>
          <table:table-cell table:style-name="Tabela1.D2" office:value-type="string">
            <text:p text:style-name="P6">Rodrigo Oliveira</text:p>
          </table:table-cell>
        </table:table-row>
      </table:table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7"><text:span text:style-name="Strong_20_Emphasis"/></text:p>
      <text:p text:style-name="P7"><text:soft-page-break/><text:span text:style-name="Strong_20_Emphasis"/></text:p>
      <text:p text:style-name="P7"><text:span text:style-name="Strong_20_Emphasis"><text:span text:style-name="T1">Versão 1.1<text:tab/><text:tab/><text:tab/><text:tab/><text:tab/><text:tab/><text:tab/><text:tab/><text:tab/><text:tab/>Fevereiro/202</text:span></text:span><text:span text:style-name="Strong_20_Emphasis"><text:span text:style-name="T2">5</text:span></text:span></text:p>
      <text:h text:style-name="P8" text:outline-level="3"><text:span text:style-name="Strong_20_Emphasis"><text:span text:style-name="T3">Objetivo</text:span></text:span></text:h>
      <text:p text:style-name="P9">Este documento apresenta os requisitos funcionais do sistema de controle de jornada a ser desenvolvido, seguindo boas práticas de arquitetura e design de software. O desenvolvimento será acompanhado pelo professor da disciplina, Jefté Goes, garantindo a aderência às diretrizes estabelecidas.</text:p>
      <text:h text:style-name="P10" text:outline-level="3"><text:span text:style-name="Strong_20_Emphasis"><text:span text:style-name="T3">Escopo</text:span></text:span></text:h>
      <text:p text:style-name="P9">O sistema terá uma estrutura simples, com um número reduzido de entidades e funcionalidades focadas no controle de jornada. Algumas limitações serão aplicadas, como a ausência de escalas mensais ou ciclos de trabalho complexos. Entre as principais funcionalidades previstas estão:</text:p>
      <text:list text:style-name="L1">
        <text:list-item>
          <text:p text:style-name="P11">Cadastro e gerenciamento de horários de trabalho;</text:p>
        </text:list-item>
        <text:list-item>
          <text:p text:style-name="P11">Controle de banco de horas;</text:p>
        </text:list-item>
        <text:list-item>
          <text:p text:style-name="P12"><text:span text:style-name="T4">Geração de relatórios personalizados.</text:span></text:p>
        </text:list-item>
      </text:list>
      <text:p text:style-name="P13"><text:span text:style-name="Strong_20_Emphasis">Visão Geral</text:span></text:p>
      <text:p text:style-name="Text_20_body">O sistema de ponto tem como objetivo gerenciar o controle de jornada de trabalho de funcionários de diferentes empresas, com a possibilidade de registrar entradas e saídas de forma eficiente, gerar relatórios de cálculos de horas, permitir justificativas e fornecer funcionalidades de administração e edição de registros de ponto.</text:p>
      <text:p text:style-name="Horizontal_20_Line"/>
      <text:p text:style-name="P14"><text:span text:style-name="Strong_20_Emphasis"><text:span text:style-name="T5">Requisitos Funcionais</text:span></text:span></text:p>
      <text:p text:style-name="P14"><text:span text:style-name="Strong_20_Emphasis"><text:span text:style-name="T5"/></text:span></text:p>
      <text:p text:style-name="Text_20_body"><text:span text:style-name="Strong_20_Emphasis">RF001 – Cadastro de </text:span><text:span text:style-name="Strong_20_Emphasis"><text:span text:style-name="T6">Empresas</text:span></text:span></text:p>
      <text:list text:style-name="L2">
        <text:list-item>
          <text:p text:style-name="P15">O sistema deve permitir o cadastro <text:span text:style-name="T7">e edição </text:span>de u<text:span text:style-name="T6">ma ou mais empresas</text:span></text:p>
        </text:list-item>
        <text:list-item>
          <text:p text:style-name="P15"><text:span text:style-name="Strong_20_Emphasis">Entrada</text:span>: Nome, <text:span text:style-name="T6">inscrição estadual</text:span>, <text:span text:style-name="T6">CNPJ/CPF</text:span>, <text:span text:style-name="T6">campos de endereço, nome, cargo e e-mail do responsável pela assinatura de relatórios</text:span>.</text:p>
        </text:list-item>
        <text:list-item>
          <text:p text:style-name="P15"><text:span text:style-name="Strong_20_Emphasis">Processamento</text:span>: Validação de campos obrigatórios e checagem de duplicidade.</text:p>
        </text:list-item>
        <text:list-item>
          <text:p text:style-name="P16"><text:span text:style-name="Strong_20_Emphasis">Saída</text:span>: <text:span text:style-name="T6">Cadastrado com sucesso ou erro</text:span>.</text:p>
        </text:list-item>
      </text:list>
      <text:p text:style-name="P17"><text:span text:style-name="Strong_20_Emphasis">RF00</text:span><text:span text:style-name="Strong_20_Emphasis"><text:span text:style-name="T6">2</text:span></text:span><text:span text:style-name="Strong_20_Emphasis"> – Cadastro de </text:span><text:span text:style-name="Strong_20_Emphasis"><text:span text:style-name="T6">Horários</text:span></text:span></text:p>
      <text:list text:continue-numbering="true" text:style-name="L2">
        <text:list-item>
          <text:p text:style-name="P18">O sistema deve permitir o cadastro <text:span text:style-name="T7">e edição de</text:span> <text:span text:style-name="T8">horários, sendo eles por carga diária ou definindo as entradas e saídas.</text:span></text:p>
        </text:list-item>
        <text:list-item>
          <text:p text:style-name="P18"><text:span text:style-name="Strong_20_Emphasis">Entrada</text:span>: <text:span text:style-name="T8">Descrição, entradas e saídas (máximo de cinco) </text:span><text:span text:style-name="T7">ou carga diária, informar o dia que é extra ou folga</text:span></text:p>
        </text:list-item>
        <text:list-item>
          <text:p text:style-name="P18"><text:span text:style-name="Strong_20_Emphasis">Processamento</text:span>: Validação de campos obrigatórios, <text:span text:style-name="T7">confirmação se os horários inseridos estão no formato correto</text:span>.</text:p>
        </text:list-item>
        <text:list-item>
          <text:p text:style-name="P19"><text:span text:style-name="Strong_20_Emphasis">Saída</text:span>: <text:span text:style-name="T6">Cadastrado com sucesso ou erro</text:span>.</text:p>
        </text:list-item>
      </text:list>
      <text:p text:style-name="P20"><text:soft-page-break/><text:span text:style-name="Strong_20_Emphasis">RF00</text:span><text:span text:style-name="Strong_20_Emphasis"><text:span text:style-name="T7">3</text:span></text:span><text:span text:style-name="Strong_20_Emphasis"> – Cadastro de </text:span><text:span text:style-name="Strong_20_Emphasis"><text:span text:style-name="T7">Cargos</text:span></text:span></text:p>
      <text:list text:continue-numbering="true" text:style-name="L2">
        <text:list-item>
          <text:p text:style-name="P21">O sistema deve permitir o cadastro <text:span text:style-name="T7">e edição de cargos.</text:span></text:p>
        </text:list-item>
        <text:list-item>
          <text:p text:style-name="P21"><text:span text:style-name="Strong_20_Emphasis">Entrada</text:span>: <text:span text:style-name="T7">Descrição</text:span></text:p>
        </text:list-item>
        <text:list-item>
          <text:p text:style-name="P21"><text:span text:style-name="Strong_20_Emphasis">Processamento</text:span>: <text:span text:style-name="T7">Checagem de duplicidade.</text:span></text:p>
        </text:list-item>
        <text:list-item>
          <text:p text:style-name="P22"><text:span text:style-name="Strong_20_Emphasis">Saída</text:span>: <text:span text:style-name="T6">Cadastrado com sucesso ou erro</text:span>.</text:p>
        </text:list-item>
      </text:list>
      <text:p text:style-name="P20"><text:span text:style-name="Strong_20_Emphasis">RF00</text:span><text:span text:style-name="Strong_20_Emphasis"><text:span text:style-name="T7">4 </text:span></text:span><text:span text:style-name="Strong_20_Emphasis">– Cadastro de </text:span><text:span text:style-name="Strong_20_Emphasis"><text:span text:style-name="T7">Departamentos</text:span></text:span></text:p>
      <text:list text:continue-numbering="true" text:style-name="L2">
        <text:list-item>
          <text:p text:style-name="P21">O sistema deve permitir o cadastro <text:span text:style-name="T7">e edição de departamentos.</text:span></text:p>
        </text:list-item>
        <text:list-item>
          <text:p text:style-name="P21"><text:span text:style-name="Strong_20_Emphasis">Entrada</text:span>: <text:span text:style-name="T7">Descrição</text:span></text:p>
        </text:list-item>
        <text:list-item>
          <text:p text:style-name="P21"><text:span text:style-name="Strong_20_Emphasis">Processamento</text:span>: <text:span text:style-name="T7">Checagem de duplicidade.</text:span></text:p>
        </text:list-item>
        <text:list-item>
          <text:p text:style-name="P22"><text:span text:style-name="Strong_20_Emphasis">Saída</text:span>: <text:span text:style-name="T6">Cadastrado com sucesso ou erro</text:span>.</text:p>
        </text:list-item>
      </text:list>
      <text:p text:style-name="P20"><text:span text:style-name="Strong_20_Emphasis">RF00</text:span><text:span text:style-name="Strong_20_Emphasis"><text:span text:style-name="T7">5</text:span></text:span><text:span text:style-name="Strong_20_Emphasis"> – Cadastro de </text:span><text:span text:style-name="Strong_20_Emphasis"><text:span text:style-name="T7">Feriados</text:span></text:span></text:p>
      <text:list text:continue-numbering="true" text:style-name="L2">
        <text:list-item>
          <text:p text:style-name="P21">O sistema deve permitir o cadastro <text:span text:style-name="T7">e edição de feriados.</text:span></text:p>
        </text:list-item>
        <text:list-item>
          <text:p text:style-name="P21"><text:span text:style-name="Strong_20_Emphasis">Entrada</text:span>: <text:span text:style-name="T7">Descrição, data, informar se será para uma empresa específica.</text:span></text:p>
        </text:list-item>
        <text:list-item>
          <text:p text:style-name="P21"><text:span text:style-name="Strong_20_Emphasis">Processamento</text:span>: <text:span text:style-name="T7">Checagem de duplicidade.</text:span></text:p>
        </text:list-item>
        <text:list-item>
          <text:p text:style-name="P22"><text:span text:style-name="Strong_20_Emphasis">Saída</text:span>: <text:span text:style-name="T6">Cadastrado com sucesso ou erro</text:span>.</text:p>
        </text:list-item>
      </text:list>
      <text:p text:style-name="P20"><text:span text:style-name="Strong_20_Emphasis">RF00</text:span><text:span text:style-name="Strong_20_Emphasis"><text:span text:style-name="T7">6</text:span></text:span><text:span text:style-name="Strong_20_Emphasis"> – Cadastro de </text:span><text:span text:style-name="Strong_20_Emphasis"><text:span text:style-name="T7">Justificativas</text:span></text:span></text:p>
      <text:list text:continue-numbering="true" text:style-name="L2">
        <text:list-item>
          <text:p text:style-name="P21">O sistema deve permitir o cadastro <text:span text:style-name="T7">e edição de justificativas</text:span></text:p>
        </text:list-item>
        <text:list-item>
          <text:p text:style-name="P21"><text:span text:style-name="Strong_20_Emphasis">Entrada</text:span>: <text:span text:style-name="T7">Nome abreviado, descrição, informar se será contabilizado como falta em vez de abonar.</text:span></text:p>
        </text:list-item>
        <text:list-item>
          <text:p text:style-name="P21"><text:span text:style-name="Strong_20_Emphasis">Processamento</text:span>: <text:span text:style-name="T7">Checagem de duplicidade.</text:span></text:p>
        </text:list-item>
        <text:list-item>
          <text:p text:style-name="P22"><text:span text:style-name="Strong_20_Emphasis">Saída</text:span>: <text:span text:style-name="T6">Cadastrado com sucesso ou erro</text:span>.</text:p>
        </text:list-item>
      </text:list>
      <text:p text:style-name="P20"><text:span text:style-name="Strong_20_Emphasis">RF00</text:span><text:span text:style-name="Strong_20_Emphasis"><text:span text:style-name="T7">7</text:span></text:span><text:span text:style-name="Strong_20_Emphasis"> – Cadastro de </text:span><text:span text:style-name="Strong_20_Emphasis"><text:span text:style-name="T7">Funcionários</text:span></text:span></text:p>
      <text:list text:continue-numbering="true" text:style-name="L2">
        <text:list-item>
          <text:p text:style-name="P21">O sistema deve permitir o cadastro <text:span text:style-name="T7">e edição de funcionários.</text:span></text:p>
        </text:list-item>
        <text:list-item>
          <text:p text:style-name="P21"><text:span text:style-name="Strong_20_Emphasis">Entrada</text:span>: <text:span text:style-name="T7">Número de folha, nome, cpf, admissão, vincular a: empresa, horário, cargo, departamento, etc.</text:span></text:p>
        </text:list-item>
        <text:list-item>
          <text:p text:style-name="P21"><text:span text:style-name="Strong_20_Emphasis">Processamento</text:span>: Validação de campos obrigatórios e checagem de duplicidade.</text:p>
        </text:list-item>
        <text:list-item>
          <text:p text:style-name="P22"><text:span text:style-name="Strong_20_Emphasis">Saída</text:span>: <text:span text:style-name="T6">Cadastrado com sucesso ou erro</text:span>.</text:p>
        </text:list-item>
      </text:list>
      <text:p text:style-name="P20"><text:span text:style-name="Strong_20_Emphasis">RF00</text:span><text:span text:style-name="Strong_20_Emphasis"><text:span text:style-name="T7">8</text:span></text:span><text:span text:style-name="Strong_20_Emphasis"> – </text:span><text:span text:style-name="Strong_20_Emphasis"><text:span text:style-name="T9">Inclusão de Afastamentos</text:span></text:span></text:p>
      <text:list text:continue-numbering="true" text:style-name="L2">
        <text:list-item>
          <text:p text:style-name="P21">O sistema deve permitir <text:span text:style-name="T9">inclusão de afastamentos dentro da tela de cadastro do funcionário.</text:span></text:p>
        </text:list-item>
        <text:list-item>
          <text:p text:style-name="P21"><text:span text:style-name="Strong_20_Emphasis">Entrada</text:span>: <text:span text:style-name="T9">Selecionar a justificativa, data inicial, data final e observação opcional.</text:span></text:p>
        </text:list-item>
        <text:list-item>
          <text:p text:style-name="P21"><text:span text:style-name="Strong_20_Emphasis">Processamento</text:span>: Validação <text:span text:style-name="T9">se não há afastamentos ou abonos no período selecionado.</text:span></text:p>
        </text:list-item>
        <text:list-item>
          <text:p text:style-name="P22"><text:span text:style-name="Strong_20_Emphasis">Saída</text:span>: <text:span text:style-name="T9">Incluído</text:span><text:span text:style-name="T6"> com sucesso ou erro</text:span>.</text:p>
        </text:list-item>
      </text:list>
      <text:p text:style-name="P23"><text:span text:style-name="Strong_20_Emphasis">RF00</text:span><text:span text:style-name="Strong_20_Emphasis"><text:span text:style-name="T7">8</text:span></text:span><text:span text:style-name="Strong_20_Emphasis"> – </text:span><text:span text:style-name="Strong_20_Emphasis"><text:span text:style-name="T9">Inclusão/Exclusão de Registros Manuais</text:span></text:span></text:p>
      <text:list text:continue-numbering="true" text:style-name="L2">
        <text:list-item>
          <text:p text:style-name="P24">O sistema deve permitir <text:span text:style-name="T9">inclusão de batidas manuais na tela de cartão ponto.</text:span></text:p>
        </text:list-item>
        <text:list-item>
          <text:p text:style-name="P24"><text:span text:style-name="Strong_20_Emphasis">Entrada</text:span>: <text:span text:style-name="T9">Horário, motivo da inclusão manual.</text:span></text:p>
        </text:list-item>
        <text:list-item>
          <text:p text:style-name="P24"><text:span text:style-name="Strong_20_Emphasis">Processamento</text:span>: Validação <text:span text:style-name="T9">se o horário está no formato correto.</text:span></text:p>
        </text:list-item>
        <text:list-item>
          <text:p text:style-name="P25"><text:span text:style-name="Strong_20_Emphasis">Saída</text:span>: <text:span text:style-name="T9">Incluído</text:span><text:span text:style-name="T6"> com sucesso ou erro</text:span>.</text:p>
        </text:list-item>
      </text:list>
      <text:p text:style-name="P23"><text:span text:style-name="Strong_20_Emphasis">RF00</text:span><text:span text:style-name="Strong_20_Emphasis"><text:span text:style-name="T9">9</text:span></text:span><text:span text:style-name="Strong_20_Emphasis"> – </text:span><text:span text:style-name="Strong_20_Emphasis"><text:span text:style-name="T9">Exclusão de Registros Originais</text:span></text:span></text:p>
      <text:list text:continue-numbering="true" text:style-name="L2">
        <text:list-item>
          <text:p text:style-name="P24"><text:soft-page-break/>O sistema deve permitir <text:span text:style-name="T9">a exclusão de batidas originais e manter um backup para futuras recuperações.</text:span></text:p>
        </text:list-item>
        <text:list-item>
          <text:p text:style-name="P24"><text:span text:style-name="Strong_20_Emphasis">Entrada</text:span>: <text:span text:style-name="T9">Motivo da exclusão.</text:span></text:p>
        </text:list-item>
        <text:list-item>
          <text:p text:style-name="P24"><text:span text:style-name="Strong_20_Emphasis">Processamento</text:span>: Validação <text:span text:style-name="T9">se o campo já está vazio.</text:span></text:p>
        </text:list-item>
        <text:list-item>
          <text:p text:style-name="P25"><text:span text:style-name="Strong_20_Emphasis">Saída</text:span>: <text:span text:style-name="T9">Exclusão bem-sucedida.</text:span></text:p>
        </text:list-item>
      </text:list>
      <text:p text:style-name="P23"><text:span text:style-name="Strong_20_Emphasis">RF0</text:span><text:span text:style-name="Strong_20_Emphasis"><text:span text:style-name="T9">10</text:span></text:span><text:span text:style-name="Strong_20_Emphasis"> – </text:span><text:span text:style-name="Strong_20_Emphasis"><text:span text:style-name="T9">Inclusão de Abonos Parciais</text:span></text:span></text:p>
      <text:list text:continue-numbering="true" text:style-name="L2">
        <text:list-item>
          <text:p text:style-name="P24">O sistema deve permitir <text:span text:style-name="T9">inclusão de abonos parciais, aqueles são apenas para algumas horas de um dia especifico.</text:span></text:p>
        </text:list-item>
        <text:list-item>
          <text:p text:style-name="P24"><text:span text:style-name="Strong_20_Emphasis">Entrada</text:span>: <text:span text:style-name="T9">Selecionar justificativa, hora inicio, hora fim, informar se abonará ou não.</text:span></text:p>
        </text:list-item>
        <text:list-item>
          <text:p text:style-name="P24"><text:span text:style-name="Strong_20_Emphasis">Processamento</text:span>: Validação <text:span text:style-name="T9">se não há abonos no mesmo dia dentro do intervalo.</text:span></text:p>
        </text:list-item>
        <text:list-item>
          <text:p text:style-name="P25"><text:span text:style-name="Strong_20_Emphasis">Saída</text:span>: <text:span text:style-name="T9">Inclusão bem-sucedida.</text:span></text:p>
        </text:list-item>
      </text:list>
      <text:p text:style-name="P23"><text:span text:style-name="Strong_20_Emphasis">RF0</text:span><text:span text:style-name="Strong_20_Emphasis"><text:span text:style-name="T10">11</text:span></text:span><text:span text:style-name="Strong_20_Emphasis"> – </text:span><text:span text:style-name="Strong_20_Emphasis"><text:span text:style-name="T9">Gerar Relatório de Cálculos</text:span></text:span></text:p>
      <text:list text:continue-numbering="true" text:style-name="L2">
        <text:list-item>
          <text:p text:style-name="P24">O sistema deve permiti<text:span text:style-name="T9">r gerar relatórios em pdf ou excel da tela de cálculos onde o usuário informa quais colunas devem ir para o relatório.</text:span></text:p>
        </text:list-item>
        <text:list-item>
          <text:p text:style-name="P24"><text:span text:style-name="Strong_20_Emphasis">Entrada</text:span>: <text:span text:style-name="T9">Colunas.</text:span></text:p>
        </text:list-item>
        <text:list-item>
          <text:p text:style-name="P24"><text:span text:style-name="Strong_20_Emphasis">Processamento</text:span>: <text:span text:style-name="T9">Gerar arquivo e permitir salvar e selecionar diretório na máquina</text:span></text:p>
        </text:list-item>
        <text:list-item>
          <text:p text:style-name="P25"><text:span text:style-name="Strong_20_Emphasis">Saída</text:span>: <text:span text:style-name="T9">Relatório gerado com sucesso.</text:span></text:p>
        </text:list-item>
      </text:list>
      <text:p text:style-name="P14"><text:span text:style-name="Strong_20_Emphasis">RF0</text:span><text:span text:style-name="Strong_20_Emphasis"><text:span text:style-name="T10">12</text:span></text:span><text:span text:style-name="Strong_20_Emphasis"> – </text:span><text:span text:style-name="Strong_20_Emphasis"><text:span text:style-name="T10">Gerenciamento de Usuários</text:span></text:span></text:p>
      <text:list text:continue-numbering="true" text:style-name="L2">
        <text:list-item>
          <text:p text:style-name="P26">O sistema deve permiti<text:span text:style-name="T9">r </text:span><text:span text:style-name="T10">cadastrar usuários de acesso ao sistema.</text:span></text:p>
        </text:list-item>
        <text:list-item>
          <text:p text:style-name="P26"><text:span text:style-name="Strong_20_Emphasis">Entrada</text:span>: <text:span text:style-name="T10">Nome, senha, nível de permissão.</text:span></text:p>
        </text:list-item>
        <text:list-item>
          <text:p text:style-name="P26"><text:span text:style-name="Strong_20_Emphasis">Processamento</text:span>: Validação de campos obrigatórios e checagem de duplicidade.</text:p>
        </text:list-item>
        <text:list-item>
          <text:p text:style-name="P27"><text:span text:style-name="Strong_20_Emphasis">Saída</text:span>: <text:span text:style-name="T10">Usuário cadastrado com sucesso.</text:span></text:p>
        </text:list-item>
      </text:list>
      <text:p text:style-name="P14"><text:span text:style-name="Strong_20_Emphasis">RF0</text:span><text:span text:style-name="Strong_20_Emphasis"><text:span text:style-name="T10">12</text:span></text:span><text:span text:style-name="Strong_20_Emphasis"> – </text:span><text:span text:style-name="Strong_20_Emphasis"><text:span text:style-name="T10">Registro de Ponto via Aplicativo</text:span></text:span></text:p>
      <text:list text:continue-numbering="true" text:style-name="L2">
        <text:list-item>
          <text:p text:style-name="P26">O sistema deve <text:span text:style-name="T10">receber os registros de ponto incluídos no aplicativo.</text:span></text:p>
        </text:list-item>
        <text:list-item>
          <text:p text:style-name="P26"><text:span text:style-name="Strong_20_Emphasis">Entrada</text:span>: <text:span text:style-name="T10">Batidas.</text:span></text:p>
        </text:list-item>
        <text:list-item>
          <text:p text:style-name="P26"><text:span text:style-name="Strong_20_Emphasis">Processamento</text:span>: Validação <text:span text:style-name="T10">do intervalo mínimo de 5 minutos entre uma batida e outra.</text:span></text:p>
        </text:list-item>
        <text:list-item>
          <text:p text:style-name="P27"><text:span text:style-name="Strong_20_Emphasis">Saída</text:span>: <text:span text:style-name="T10">Registros sincronizados.</text:span></text:p>
        </text:list-item>
      </text:list>
      <text:p text:style-name="Horizontal_20_Line"/>
      <text:h text:style-name="Heading_20_3" text:outline-level="3"><text:span text:style-name="Strong_20_Emphasis">Requisitos Não Funcionais</text:span></text:h>
      <text:list text:style-name="L3">
        <text:list-item>
          <text:p text:style-name="P28">O sistema será uma aplicação desktop, com o aplicativo mobile disponível apenas para os funcionários registrarem o ponto. </text:p>
        </text:list-item>
        <text:list-item>
          <text:p text:style-name="P28">O sistema deve ser seguro, garantindo que apenas administradores possam realizar alterações nos registros de ponto. </text:p>
        </text:list-item>
        <text:list-item>
          <text:p text:style-name="P28">O sistema deve permitir a gestão de múltiplas empresas de forma independente. </text:p>
        </text:list-item>
        <text:list-item>
          <text:p text:style-name="P28">A interface do usuário deve ser intuitiva e de fácil navegação. </text:p>
        </text:list-item>
        <text:list-item>
          <text:p text:style-name="P29">O sistema deve permitir a exportação de relatórios em formatos como PDF ou Excel. 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color="#ffffff" loext:opacity="100%" fo:font-size="12pt" officeooo:paragraph-rsid="001086cb" fo:background-color="#333333" style:font-size-asian="12pt" style:font-size-complex="12pt"/>
    </style:style>
    <style:style style:name="MP2" style:family="paragraph">
      <style:paragraph-properties fo:text-align="center"/>
    </style:style>
    <style:style style:name="MP3" style:family="paragraph">
      <loext:graphic-properties draw:fill-color="#333333"/>
    </style:style>
    <style:style style:name="MP4" style:family="paragraph">
      <loext:graphic-properties draw:fill="none" draw:fill-color="#ffffff"/>
      <style:text-properties fo:font-size="11pt" style:font-size-asian="11pt" style:font-size-complex="11pt"/>
    </style:style>
    <style:style style:name="MT1" style:family="text">
      <style:text-properties fo:font-size="11pt" style:font-size-asian="11pt" style:font-size-complex="11pt"/>
    </style:style>
    <style:style style:name="Mgr1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Mgr2" style:family="graphic">
      <style:graphic-properties svg:stroke-color="#333333" draw:fill-color="#333333" draw:textarea-horizontal-align="justify" draw:textarea-vertical-align="middle" draw:auto-grow-height="false" fo:min-height="0.683cm" fo:min-width="1.228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color="#000000" draw:fill="none" draw:fill-color="#ffffff" fo:min-height="0.58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7" draw:name="Linha 1" draw:style-name="Mgr1" draw:text-style-name="MP2" svg:x1="-0.575cm" svg:y1="-0.092cm" svg:x2="17.575cm" svg:y2="-0.092cm"><text:p/></draw:line><draw:custom-shape text:anchor-type="paragraph" draw:z-index="3" draw:name="Forma 1" draw:style-name="Mgr2" draw:text-style-name="MP3" svg:width="1.228cm" svg:height="0.683cm" svg:x="16.369cm" svg:y="-0.092cm"><text:p/><draw:enhanced-geometry svg:viewBox="0 0 21600 21600" draw:type="rectangle" draw:enhanced-path="M 0 0 L 21600 0 21600 21600 0 21600 0 0 Z N"/></draw:custom-shape><draw:frame text:anchor-type="paragraph" draw:z-index="11" draw:name="Quadro de texto 1" draw:style-name="Mgr3" draw:text-style-name="MP4" svg:width="7.102cm" svg:height="0.59cm" svg:x="9.982cm" svg:y="0.025cm"><draw:text-box><text:p><text:span text:style-name="MT1">Grupo DevLayers – Projeto DL Ponto |</text:span></text:p></draw:text-box></draw:frame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6T17:58:48.128341726</meta:creation-date>
    <dc:date>2025-02-24T16:30:58.924446800</dc:date>
    <meta:editing-duration>PT38M49S</meta:editing-duration>
    <meta:editing-cycles>4</meta:editing-cycles>
    <meta:generator>LibreOffice/25.2.0.3$Windows_X86_64 LibreOffice_project/e1cf4a87eb02d755bce1a01209907ea5ddc8f069</meta:generator>
    <meta:document-statistic meta:table-count="1" meta:image-count="0" meta:object-count="0" meta:page-count="4" meta:paragraph-count="106" meta:word-count="908" meta:character-count="5855" meta:non-whitespace-character-count="5089"/>
  </office:meta>
</office:document-meta>
</file>